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ayedOutputStream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ayedOutputStream.clos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elayedOutputStream.write( byte b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ayedOutputStream.Delayed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ayedOutputStream.flush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layedOutputStream.setFileOutputStream( OutputStream outp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ayedOutputStream.get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ayedOutputStream.getTargetOutputStream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layed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ayedOutputStream.write( byte b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